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40BCC8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1ddea" draw:textarea-horizontal-align="justify" draw:textarea-vertical-align="middle" draw:auto-grow-height="false" fo:min-height="6.25cm" fo:min-width="24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4%" draw:blue="15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24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d1dde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color="#00264f" loext:opacity="100%" fo:font-size="54pt"/>
    </style:style>
    <style:style style:name="P4" style:family="paragraph">
      <loext:graphic-properties draw:fill="none" draw:fill-color="#ffffff"/>
      <style:paragraph-properties fo:text-align="start"/>
      <style:text-properties fo:color="#00264f" loext:opacity="100%" style:font-name="Bahnschrift" fo:font-size="54pt" style:font-size-asian="60pt" style:font-size-complex="60pt"/>
    </style:style>
    <style:style style:name="P5" style:family="paragraph">
      <loext:graphic-properties draw:fill-color="#ffffff"/>
    </style:style>
    <style:style style:name="T1" style:family="text">
      <style:text-properties fo:color="#00264f" loext:opacity="100%" style:font-name="Bahnschrift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6.5cm" svg:x="2cm" svg:y="4.6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25cm" svg:height="4.125cm" svg:x="3.3cm" svg:y="5.813cm">
          <draw:image xlink:href="Pictures/10000001000002000000020040BCC800.png" xlink:type="simple" xlink:show="embed" xlink:actuate="onLoad" draw:mime-type="image/png">
            <text:p/>
          </draw:image>
        </draw:frame>
        <draw:frame draw:style-name="gr3" draw:text-style-name="P4" draw:layer="layout" svg:width="17.5cm" svg:height="5.493cm" svg:x="7.9cm" svg:y="5.129cm">
          <draw:text-box>
            <text:p text:style-name="P3"><text:span text:style-name="T1">OpenPartsLibrar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2T15:20:51.883464900</meta:creation-date>
    <dc:date>2025-08-02T16:01:35.470823500</dc:date>
    <meta:editing-duration>PT1M26S</meta:editing-duration>
    <meta:editing-cycles>2</meta:editing-cycles>
    <meta:generator>LibreOffice/25.2.4.3$Windows_X86_64 LibreOffice_project/33e196637044ead23f5c3226cde09b47731f7e27</meta:generator>
    <meta:document-statistic meta:object-count="26"/>
  </office:meta>
</office:document-meta>
</file>